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line-height-at-least="0.1665in" style:page-number="auto"/>
    </style:style>
    <style:style style:name="P2" style:family="paragraph" style:parent-style-name="Standard">
      <style:paragraph-properties style:line-height-at-least="0.1665in"/>
    </style:style>
    <style:style style:name="P3" style:family="paragraph" style:parent-style-name="Standard">
      <style:paragraph-properties style:line-height-at-least="0.1665in" fo:break-before="page"/>
    </style:style>
    <style:style style:name="P4" style:family="paragraph" style:parent-style-name="Standard">
      <style:paragraph-properties style:line-height-at-least="0.1665in"/>
      <style:text-properties fo:font-weight="bold" style:font-weight-asian="bold"/>
    </style:style>
    <style:style style:name="P5" style:family="paragraph" style:parent-style-name="Standard" style:list-style-name="L1">
      <style:paragraph-properties style:line-height-at-least="0.1665in"/>
    </style:style>
    <style:style style:name="P6" style:family="paragraph" style:parent-style-name="Standard" style:list-style-name="L2">
      <style:paragraph-properties style:line-height-at-least="0.1665in"/>
    </style:style>
    <style:style style:name="P7" style:family="paragraph" style:parent-style-name="Standard">
      <style:paragraph-properties style:line-height-at-least="0.1665in"/>
    </style:style>
    <style:style style:name="P8" style:family="paragraph" style:parent-style-name="Standard">
      <style:paragraph-properties style:line-height-at-least="0.1665in">
        <style:tab-stops>
          <style:tab-stop style:position="1.8335in"/>
        </style:tab-stops>
      </style:paragraph-properties>
    </style:style>
    <style:style style:name="P9" style:family="paragraph" style:parent-style-name="Standard">
      <style:paragraph-properties style:line-height-at-least="0.1665in"/>
      <style:text-properties fo:font-weight="bold" style:font-weight-asian="bold"/>
    </style:style>
    <style:style style:name="P10" style:family="paragraph" style:parent-style-name="Standard">
      <style:paragraph-properties style:line-height-at-least="0.1665in"/>
      <style:text-properties fo:font-weight="bold" style:font-weight-asian="bold" style:font-weight-complex="bold"/>
    </style:style>
    <style:style style:name="P11" style:family="paragraph" style:parent-style-name="Standard">
      <style:paragraph-properties style:line-height-at-least="0.1665in"/>
      <style:text-properties fo:font-weight="normal" style:font-weight-asian="normal" style:font-weight-complex="normal"/>
    </style:style>
    <style:style style:name="P12" style:family="paragraph" style:parent-style-name="Standard">
      <style:paragraph-properties style:line-height-at-least="0.1665in" fo:break-before="page"/>
    </style:style>
    <style:style style:name="P13" style:family="paragraph" style:parent-style-name="Standard">
      <style:paragraph-properties style:line-height-at-least="0.1665in"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style:line-height-at-least="0.1665in" fo:break-before="page"/>
      <style:text-properties fo:font-weight="normal" style:font-weight-asian="normal" style:font-weight-complex="normal"/>
    </style:style>
    <style:style style:name="P15" style:family="paragraph" style:parent-style-name="Standard" style:master-page-name="Standard">
      <style:paragraph-properties style:line-height-at-least="0.1665in" style:page-number="auto"/>
    </style:style>
    <style:style style:name="P16" style:family="paragraph" style:parent-style-name="Standard">
      <style:paragraph-properties style:line-height-at-least="0.1665in" fo:break-before="page"/>
      <style:text-properties fo:font-weight="bold" style:font-weight-asian="bold" style:font-weight-complex="bold"/>
    </style:style>
    <style:style style:name="P17" style:family="paragraph" style:parent-style-name="Standard">
      <style:paragraph-properties style:line-height-at-least="0.1665in" fo:break-before="page"/>
    </style:style>
    <style:style style:name="P18" style:family="paragraph" style:parent-style-name="Standard">
      <style:paragraph-properties style:line-height-at-least="0.1665in"/>
      <style:text-properties fo:font-weight="bold" style:font-weight-asian="bold"/>
    </style:style>
    <style:style style:name="P19" style:family="paragraph" style:parent-style-name="Standard">
      <style:paragraph-properties style:line-height-at-least="0.1665in"/>
      <style:text-properties fo:font-weight="bold" style:font-weight-asian="bold" style:font-weight-complex="bold"/>
    </style:style>
    <style:style style:name="P20" style:family="paragraph" style:parent-style-name="Standard" style:list-style-name="L7">
      <style:paragraph-properties style:line-height-at-least="0.1665in"/>
      <style:text-properties fo:font-weight="bold" style:font-weight-asian="bold" style:font-weight-complex="bold"/>
    </style:style>
    <style:style style:name="P21" style:family="paragraph" style:parent-style-name="Standard" style:list-style-name="L11">
      <style:paragraph-properties style:line-height-at-least="0.1665in"/>
      <style:text-properties fo:font-weight="bold" style:font-weight-asian="bold" style:font-weight-complex="bold"/>
    </style:style>
    <style:style style:name="P22" style:family="paragraph" style:parent-style-name="Standard">
      <style:paragraph-properties style:line-height-at-least="0.1665in"/>
    </style:style>
    <style:style style:name="P23" style:family="paragraph" style:parent-style-name="Standard" style:list-style-name="L1">
      <style:paragraph-properties style:line-height-at-least="0.1665in"/>
    </style:style>
    <style:style style:name="P24" style:family="paragraph" style:parent-style-name="Standard" style:list-style-name="L2">
      <style:paragraph-properties style:line-height-at-least="0.1665in"/>
    </style:style>
    <style:style style:name="P25" style:family="paragraph" style:parent-style-name="Standard" style:list-style-name="L3">
      <style:paragraph-properties style:line-height-at-least="0.1665in"/>
    </style:style>
    <style:style style:name="P26" style:family="paragraph" style:parent-style-name="Standard" style:list-style-name="L5">
      <style:paragraph-properties style:line-height-at-least="0.1665in"/>
    </style:style>
    <style:style style:name="P27" style:family="paragraph" style:parent-style-name="Standard" style:list-style-name="L8">
      <style:paragraph-properties style:line-height-at-least="0.1665in"/>
    </style:style>
    <style:style style:name="P28" style:family="paragraph" style:parent-style-name="Standard" style:list-style-name="L9">
      <style:paragraph-properties style:line-height-at-least="0.1665in"/>
    </style:style>
    <style:style style:name="P29" style:family="paragraph" style:parent-style-name="Standard" style:list-style-name="L10">
      <style:paragraph-properties style:line-height-at-least="0.1665in"/>
    </style:style>
    <style:style style:name="P30" style:family="paragraph" style:parent-style-name="Standard" style:list-style-name="L13">
      <style:paragraph-properties style:line-height-at-least="0.1665in"/>
    </style:style>
    <style:style style:name="P31" style:family="paragraph" style:parent-style-name="Standard" style:list-style-name="L15">
      <style:paragraph-properties style:line-height-at-least="0.1665in"/>
    </style:style>
    <style:style style:name="P32" style:family="paragraph" style:parent-style-name="Standard" style:list-style-name="L16">
      <style:paragraph-properties style:line-height-at-least="0.1665in"/>
    </style:style>
    <style:style style:name="P33" style:family="paragraph" style:parent-style-name="Standard" style:list-style-name="L17">
      <style:paragraph-properties style:line-height-at-least="0.1665in"/>
    </style:style>
    <style:style style:name="P34" style:family="paragraph" style:parent-style-name="Standard" style:list-style-name="L21">
      <style:paragraph-properties style:line-height-at-least="0.1665in"/>
    </style:style>
    <style:style style:name="P35" style:family="paragraph" style:parent-style-name="Standard" style:list-style-name="L22">
      <style:paragraph-properties style:line-height-at-least="0.1665in"/>
    </style:style>
    <style:style style:name="P36" style:family="paragraph" style:parent-style-name="Standard" style:list-style-name="L23">
      <style:paragraph-properties style:line-height-at-least="0.1665in"/>
    </style:style>
    <style:style style:name="P37" style:family="paragraph" style:parent-style-name="Standard">
      <style:paragraph-properties style:line-height-at-least="0.1665in"/>
      <style:text-properties fo:font-weight="normal" style:font-weight-asian="normal" style:font-weight-complex="normal"/>
    </style:style>
    <style:style style:name="P38" style:family="paragraph" style:parent-style-name="Standard" style:list-style-name="L4">
      <style:paragraph-properties style:line-height-at-least="0.1665in"/>
      <style:text-properties fo:font-weight="normal" style:font-weight-asian="normal" style:font-weight-complex="normal"/>
    </style:style>
    <style:style style:name="P39" style:family="paragraph" style:parent-style-name="Standard" style:list-style-name="L6">
      <style:paragraph-properties style:line-height-at-least="0.1665in"/>
      <style:text-properties fo:font-weight="normal" style:font-weight-asian="normal" style:font-weight-complex="normal"/>
    </style:style>
    <style:style style:name="P40" style:family="paragraph" style:parent-style-name="Standard" style:list-style-name="L7">
      <style:paragraph-properties style:line-height-at-least="0.1665in"/>
      <style:text-properties fo:font-weight="normal" style:font-weight-asian="normal" style:font-weight-complex="normal"/>
    </style:style>
    <style:style style:name="P41" style:family="paragraph" style:parent-style-name="Standard" style:list-style-name="L12">
      <style:paragraph-properties style:line-height-at-least="0.1665in"/>
      <style:text-properties fo:font-weight="normal" style:font-weight-asian="normal" style:font-weight-complex="normal"/>
    </style:style>
    <style:style style:name="P42" style:family="paragraph" style:parent-style-name="Standard" style:list-style-name="L14">
      <style:paragraph-properties style:line-height-at-least="0.1665in"/>
      <style:text-properties fo:font-weight="normal" style:font-weight-asian="normal" style:font-weight-complex="normal"/>
    </style:style>
    <style:style style:name="P43" style:family="paragraph" style:parent-style-name="Standard" style:list-style-name="L16">
      <style:paragraph-properties style:line-height-at-least="0.1665in"/>
      <style:text-properties fo:font-weight="normal" style:font-weight-asian="normal" style:font-weight-complex="normal"/>
    </style:style>
    <style:style style:name="P44" style:family="paragraph" style:parent-style-name="Standard" style:list-style-name="L18">
      <style:paragraph-properties style:line-height-at-least="0.1665in"/>
      <style:text-properties fo:font-weight="normal" style:font-weight-asian="normal" style:font-weight-complex="normal"/>
    </style:style>
    <style:style style:name="P45" style:family="paragraph" style:parent-style-name="Standard" style:list-style-name="L19">
      <style:paragraph-properties style:line-height-at-least="0.1665in"/>
      <style:text-properties fo:font-weight="normal" style:font-weight-asian="normal" style:font-weight-complex="normal"/>
    </style:style>
    <style:style style:name="P46" style:family="paragraph" style:parent-style-name="Standard" style:list-style-name="L20">
      <style:paragraph-properties style:line-height-at-least="0.1665in"/>
      <style:text-properties fo:font-weight="normal" style:font-weight-asian="normal" style:font-weight-complex="normal"/>
    </style:style>
    <style:style style:name="P47" style:family="paragraph" style:parent-style-name="Standard" style:list-style-name="L22">
      <style:paragraph-properties style:line-height-at-least="0.1665in"/>
      <style:text-properties fo:font-weight="normal" style:font-weight-asian="normal" style:font-weight-complex="normal"/>
    </style:style>
    <style:style style:name="P48" style:family="paragraph" style:parent-style-name="Standard" style:list-style-name="L24">
      <style:paragraph-properties style:line-height-at-least="0.1665in"/>
      <style:text-properties fo:font-weight="normal" style:font-weight-asian="normal" style:font-weight-complex="normal"/>
    </style:style>
    <style:style style:name="P49" style:family="paragraph" style:parent-style-name="Standard" style:list-style-name="L25">
      <style:paragraph-properties style:line-height-at-least="0.1665in"/>
      <style:text-properties fo:font-weight="normal" style:font-weight-asian="normal" style:font-weight-complex="normal"/>
    </style:style>
    <style:style style:name="P50" style:family="paragraph" style:parent-style-name="Standard" style:list-style-name="L26">
      <style:paragraph-properties style:line-height-at-least="0.1665in"/>
      <style:text-properties fo:font-weight="normal" style:font-weight-asian="normal" style:font-weight-complex="normal"/>
    </style:style>
    <style:style style:name="P51" style:family="paragraph" style:parent-style-name="List_20_Paragraph" style:list-style-name="WWNum1">
      <style:paragraph-properties style:line-height-at-least="0.1665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198209024" text:id="ct198209024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198209128" text:id="ct198209128">
          <text:deletion>
            <office:change-info>
              <dc:creator>David Heise</dc:creator>
              <dc:date>2014-10-29T14:04:00</dc:date>
            </office:change-info>
            <text:p text:style-name="P1">r</text:p>
          </text:deletion>
        </text:changed-region>
        <text:changed-region xml:id="ct198209232" text:id="ct198209232">
          <text:insertion>
            <office:change-info>
              <dc:creator>David Heise</dc:creator>
              <dc:date>2014-10-29T14:04:00</dc:date>
            </office:change-info>
          </text:insertion>
        </text:changed-region>
        <text:changed-region xml:id="ct198209336" text:id="ct198209336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198209440" text:id="ct198209440">
          <text:deletion>
            <office:change-info>
              <dc:creator>David Heise</dc:creator>
              <dc:date>2014-10-29T14:04:00</dc:date>
            </office:change-info>
            <text:p text:style-name="P1">user</text:p>
          </text:deletion>
        </text:changed-region>
        <text:changed-region xml:id="ct198209544" text:id="ct198209544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198209648" text:id="ct198209648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198209752" text:id="ct198209752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198209856" text:id="ct198209856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198209960" text:id="ct198209960">
          <text:deletion>
            <office:change-info>
              <dc:creator>David Heise</dc:creator>
              <dc:date>2014-10-29T14:05:00</dc:date>
            </office:change-info>
            <text:p text:style-name="P2">user </text:p>
          </text:deletion>
        </text:changed-region>
        <text:changed-region xml:id="ct197855080" text:id="ct197855080">
          <text:insertion>
            <office:change-info>
              <dc:creator>David Heise</dc:creator>
              <dc:date>2014-10-29T14:05:00</dc:date>
            </office:change-info>
          </text:insertion>
        </text:changed-region>
        <text:changed-region xml:id="ct197855184" text:id="ct197855184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197855288" text:id="ct197855288">
          <text:insertion>
            <office:change-info>
              <dc:creator>David Heise</dc:creator>
              <dc:date>2014-10-29T14:07:00</dc:date>
            </office:change-info>
          </text:insertion>
        </text:changed-region>
        <text:changed-region xml:id="ct197855496" text:id="ct197855496">
          <text:deletion>
            <office:change-info>
              <dc:creator>David Heise</dc:creator>
              <dc:date>2014-10-29T14:08:00</dc:date>
            </office:change-info>
            <text:p text:style-name="P2">2. User selects new registration</text:p>
          </text:deletion>
        </text:changed-region>
        <text:changed-region xml:id="ct197855392" text:id="ct197855392">
          <text:deletion>
            <office:change-info>
              <dc:creator>David Heise</dc:creator>
              <dc:date>2014-10-29T14:24:00</dc:date>
            </office:change-info>
            <text:p text:style-name="P2"/>
            <text:p text:style-name="P2"/>
          </text:deletion>
        </text:changed-region>
        <text:changed-region xml:id="ct197855600" text:id="ct197855600">
          <text:deletion>
            <office:change-info>
              <dc:creator>David Heise</dc:creator>
              <dc:date>2014-10-29T14:24:00</dc:date>
            </office:change-info>
            <text:p text:style-name="P2">3</text:p>
          </text:deletion>
        </text:changed-region>
        <text:changed-region xml:id="ct197855704" text:id="ct197855704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197855808" text:id="ct197855808">
          <text:deletion>
            <office:change-info>
              <dc:creator>David Heise</dc:creator>
              <dc:date>2014-10-29T14:08:00</dc:date>
            </office:change-info>
            <text:p text:style-name="P2">Display a form</text:p>
          </text:deletion>
        </text:changed-region>
        <text:changed-region xml:id="ct197855912" text:id="ct197855912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197856016" text:id="ct197856016">
          <text:deletion>
            <office:change-info>
              <dc:creator>David Heise</dc:creator>
              <dc:date>2014-10-29T14:08:00</dc:date>
            </office:change-info>
            <text:p text:style-name="P2">, </text:p>
          </text:deletion>
        </text:changed-region>
        <text:changed-region xml:id="ct197856120" text:id="ct197856120">
          <text:insertion>
            <office:change-info>
              <dc:creator>David Heise</dc:creator>
              <dc:date>2014-10-29T14:08:00</dc:date>
            </office:change-info>
          </text:insertion>
        </text:changed-region>
        <text:changed-region xml:id="ct197856224" text:id="ct197856224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197856328" text:id="ct197856328">
          <text:insertion>
            <office:change-info>
              <dc:creator>David Heise</dc:creator>
              <dc:date>2014-10-29T14:13:00</dc:date>
            </office:change-info>
          </text:insertion>
        </text:changed-region>
        <text:changed-region xml:id="ct197856432" text:id="ct197856432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197856536" text:id="ct197856536">
          <text:deletion>
            <office:change-info>
              <dc:creator>David Heise</dc:creator>
              <dc:date>2014-10-29T14:14:00</dc:date>
            </office:change-info>
            <text:p text:style-name="P2"><text:s/>contact, institution, etc.</text:p>
          </text:deletion>
        </text:changed-region>
        <text:changed-region xml:id="ct197856640" text:id="ct197856640">
          <text:insertion>
            <office:change-info>
              <dc:creator>David Heise</dc:creator>
              <dc:date>2014-10-29T14:14:00</dc:date>
            </office:change-info>
          </text:insertion>
        </text:changed-region>
        <text:changed-region xml:id="ct197856744" text:id="ct197856744">
          <text:deletion>
            <office:change-info>
              <dc:creator>David Heise</dc:creator>
              <dc:date>2014-10-29T14:24:00</dc:date>
            </office:change-info>
            <text:p text:style-name="P2">4. </text:p>
          </text:deletion>
        </text:changed-region>
        <text:changed-region xml:id="ct197856848" text:id="ct197856848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197856952" text:id="ct197856952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197857056" text:id="ct197857056">
          <text:deletion>
            <office:change-info>
              <dc:creator>David Heise</dc:creator>
              <dc:date>2014-10-29T14:15:00</dc:date>
            </office:change-info>
            <text:p text:style-name="P2">analyze and confirm information</text:p>
          </text:deletion>
        </text:changed-region>
        <text:changed-region xml:id="ct197857160" text:id="ct197857160">
          <text:insertion>
            <office:change-info>
              <dc:creator>David Heise</dc:creator>
              <dc:date>2014-10-29T14:15:00</dc:date>
            </office:change-info>
          </text:insertion>
        </text:changed-region>
        <text:changed-region xml:id="ct197857264" text:id="ct197857264">
          <text:insertion>
            <office:change-info>
              <dc:creator>David Heise</dc:creator>
              <dc:date>2014-10-29T14:25:00</dc:date>
            </office:change-info>
          </text:insertion>
        </text:changed-region>
        <text:changed-region xml:id="ct197857368" text:id="ct197857368">
          <text:insertion>
            <office:change-info>
              <dc:creator>David Heise</dc:creator>
              <dc:date>2014-10-29T14:17:00</dc:date>
            </office:change-info>
          </text:insertion>
        </text:changed-region>
        <text:changed-region xml:id="ct197857472" text:id="ct197857472">
          <text:insertion>
            <office:change-info>
              <dc:creator>David Heise</dc:creator>
              <dc:date>2014-10-29T14:24:00</dc:date>
            </office:change-info>
          </text:insertion>
        </text:changed-region>
        <text:changed-region xml:id="ct197857576" text:id="ct197857576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197857680" text:id="ct197857680">
          <text:insertion>
            <office:change-info>
              <dc:creator>David Heise</dc:creator>
              <dc:date>2014-10-29T14:19:00</dc:date>
            </office:change-info>
          </text:insertion>
        </text:changed-region>
        <text:changed-region xml:id="ct197857784" text:id="ct197857784">
          <text:deletion>
            <office:change-info>
              <dc:creator>David Heise</dc:creator>
              <dc:date>2014-10-29T14:19:00</dc:date>
            </office:change-info>
            <text:p text:style-name="P2">home page <text:s/></text:p>
          </text:deletion>
        </text:changed-region>
        <text:changed-region xml:id="ct197857888" text:id="ct197857888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7857992" text:id="ct197857992">
          <text:deletion>
            <office:change-info>
              <dc:creator>David Heise</dc:creator>
              <dc:date>2014-10-29T14:26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4"/>
            <text:p text:style-name="P2"><text:span text:style-name="T1"/></text:p>
          </text:deletion>
        </text:changed-region>
        <text:changed-region xml:id="ct197858096" text:id="ct197858096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7858200" text:id="ct197858200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197858304" text:id="ct197858304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7858408" text:id="ct197858408">
          <text:deletion>
            <office:change-info>
              <dc:creator>David Heise</dc:creator>
              <dc:date>2014-10-29T14:26:00</dc:date>
            </office:change-info>
            <text:p text:style-name="P2"><text:s/>to reviewer home page </text:p>
          </text:deletion>
        </text:changed-region>
        <text:changed-region xml:id="ct197858512" text:id="ct197858512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197858616" text:id="ct197858616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197858720" text:id="ct197858720">
          <text:deletion>
            <office:change-info>
              <dc:creator>David Heise</dc:creator>
              <dc:date>2014-10-29T14:26:00</dc:date>
            </office:change-info>
            <text:p text:style-name="P2">5. </text:p>
          </text:deletion>
        </text:changed-region>
        <text:changed-region xml:id="ct197858824" text:id="ct197858824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7858928" text:id="ct197858928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197859032" text:id="ct197859032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8345152" text:id="ct198345152">
          <text:deletion>
            <office:change-info>
              <dc:creator>David Heise</dc:creator>
              <dc:date>2014-10-29T14:26:00</dc:date>
            </office:change-info>
            <text:p text:style-name="P2"><text:s/></text:p>
          </text:deletion>
        </text:changed-region>
        <text:changed-region xml:id="ct198345256" text:id="ct198345256">
          <text:insertion>
            <office:change-info>
              <dc:creator>David Heise</dc:creator>
              <dc:date>2014-10-29T14:26:00</dc:date>
            </office:change-info>
          </text:insertion>
        </text:changed-region>
        <text:changed-region xml:id="ct198345360" text:id="ct198345360">
          <text:deletion>
            <office:change-info>
              <dc:creator>David Heise</dc:creator>
              <dc:date>2014-10-29T14:27:00</dc:date>
            </office:change-info>
            <text:p text:style-name="P2">data</text:p>
          </text:deletion>
        </text:changed-region>
        <text:changed-region xml:id="ct198345464" text:id="ct198345464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198345568" text:id="ct198345568">
          <text:deletion>
            <office:change-info>
              <dc:creator>David Heise</dc:creator>
              <dc:date>2014-10-29T14:27:00</dc:date>
            </office:change-info>
            <text:p text:style-name="P2">E</text:p>
          </text:deletion>
        </text:changed-region>
        <text:changed-region xml:id="ct198345672" text:id="ct198345672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198345776" text:id="ct198345776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198345880" text:id="ct198345880">
          <text:deletion>
            <office:change-info>
              <dc:creator>David Heise</dc:creator>
              <dc:date>2014-10-29T14:27:00</dc:date>
            </office:change-info>
            <text:p text:style-name="P2">signed in</text:p>
          </text:deletion>
        </text:changed-region>
        <text:changed-region xml:id="ct198345984" text:id="ct198345984">
          <text:insertion>
            <office:change-info>
              <dc:creator>David Heise</dc:creator>
              <dc:date>2014-10-29T14:27:00</dc:date>
            </office:change-info>
          </text:insertion>
        </text:changed-region>
        <text:changed-region xml:id="ct198346088" text:id="ct198346088">
          <text:insertion>
            <office:change-info>
              <dc:creator>David Heise</dc:creator>
              <dc:date>2014-10-29T14:28:00</dc:date>
            </office:change-info>
          </text:insertion>
        </text:changed-region>
        <text:changed-region xml:id="ct198346192" text:id="ct198346192">
          <text:insertion>
            <office:change-info>
              <dc:creator>David Heise</dc:creator>
              <dc:date>2014-10-29T14:29:00</dc:date>
            </office:change-info>
          </text:insertion>
        </text:changed-region>
        <text:changed-region xml:id="ct198346296" text:id="ct198346296">
          <text:deletion>
            <office:change-info>
              <dc:creator>David Heise</dc:creator>
              <dc:date>2014-10-29T14:33:00</dc:date>
            </office:change-info>
            <text:p text:style-name="P4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</text:deletion>
        </text:changed-region>
        <text:changed-region xml:id="ct198346400" text:id="ct198346400">
          <text:insertion>
            <office:change-info>
              <dc:creator>David Heise</dc:creator>
              <dc:date>2014-10-29T14:33:00</dc:date>
            </office:change-info>
          </text:insertion>
        </text:changed-region>
        <text:changed-region xml:id="ct198346504" text:id="ct198346504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198346608" text:id="ct198346608">
          <text:insertion>
            <office:change-info>
              <dc:creator>David Heise</dc:creator>
              <dc:date>2014-10-29T14:34:00</dc:date>
            </office:change-info>
          </text:insertion>
        </text:changed-region>
        <text:changed-region xml:id="ct198346712" text:id="ct198346712">
          <text:insertion>
            <office:change-info>
              <dc:creator>David Heise</dc:creator>
              <dc:date>2014-10-29T14:39:00</dc:date>
            </office:change-info>
          </text:insertion>
        </text:changed-region>
        <text:changed-region xml:id="ct198346816" text:id="ct198346816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198346920" text:id="ct198346920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198347024" text:id="ct198347024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198347128" text:id="ct198347128">
          <text:deletion>
            <office:change-info>
              <dc:creator>David Heise</dc:creator>
              <dc:date>2014-10-29T14:40:00</dc:date>
            </office:change-info>
            <text:p text:style-name="P2"><text:s/>be</text:p>
          </text:deletion>
        </text:changed-region>
        <text:changed-region xml:id="ct198347232" text:id="ct198347232">
          <text:deletion>
            <office:change-info>
              <dc:creator>David Heise</dc:creator>
              <dc:date>2014-10-29T14:40:00</dc:date>
            </office:change-info>
            <text:p text:style-name="P2">s</text:p>
          </text:deletion>
        </text:changed-region>
        <text:changed-region xml:id="ct198347336" text:id="ct198347336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198347440" text:id="ct198347440">
          <text:insertion>
            <office:change-info>
              <dc:creator>David Heise</dc:creator>
              <dc:date>2014-10-29T14:40:00</dc:date>
            </office:change-info>
          </text:insertion>
        </text:changed-region>
        <text:changed-region xml:id="ct198347544" text:id="ct198347544">
          <text:deletion>
            <office:change-info>
              <dc:creator>David Heise</dc:creator>
              <dc:date>2014-10-29T14:41:00</dc:date>
            </office:change-info>
            <text:p text:style-name="P2">1</text:p>
          </text:deletion>
        </text:changed-region>
        <text:changed-region xml:id="ct198347648" text:id="ct198347648">
          <text:deletion>
            <office:change-info>
              <dc:creator>David Heise</dc:creator>
              <dc:date>2014-10-29T14:41:00</dc:date>
            </office:change-info>
            <text:p text:style-name="P2">enters</text:p>
          </text:deletion>
        </text:changed-region>
        <text:changed-region xml:id="ct198347752" text:id="ct198347752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198347856" text:id="ct198347856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198347960" text:id="ct198347960">
          <text:deletion>
            <office:change-info>
              <dc:creator>David Heise</dc:creator>
              <dc:date>2014-10-29T14:41:00</dc:date>
            </office:change-info>
            <text:list xml:id="list1506593997880174009" text:style-name="L1">
              <text:list-item>
                <text:p text:style-name="P5"/>
              </text:list-item>
              <text:list-item>
                <text:p text:style-name="P5"/>
              </text:list-item>
            </text:list>
          </text:deletion>
        </text:changed-region>
        <text:changed-region xml:id="ct198348064" text:id="ct198348064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198348168" text:id="ct198348168">
          <text:insertion>
            <office:change-info>
              <dc:creator>David Heise</dc:creator>
              <dc:date>2014-10-29T14:41:00</dc:date>
            </office:change-info>
          </text:insertion>
        </text:changed-region>
        <text:changed-region xml:id="ct198348272" text:id="ct198348272">
          <text:insertion>
            <office:change-info>
              <dc:creator>David Heise</dc:creator>
              <dc:date>2014-10-29T14:42:00</dc:date>
            </office:change-info>
          </text:insertion>
        </text:changed-region>
        <text:changed-region xml:id="ct198348376" text:id="ct19834837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198348480" text:id="ct198348480">
          <text:deletion>
            <office:change-info>
              <dc:creator>David Heise</dc:creator>
              <dc:date>2014-10-29T14:43:00</dc:date>
            </office:change-info>
            <text:p text:style-name="P4"/>
            <text:p text:style-name="P4">1. Page will navigate to data confirmation page</text:p>
          </text:deletion>
        </text:changed-region>
        <text:changed-region xml:id="ct198348584" text:id="ct198348584">
          <text:deletion>
            <office:change-info>
              <dc:creator>David Heise</dc:creator>
              <dc:date>2014-10-29T14:43:00</dc:date>
            </office:change-info>
            <text:p text:style-name="P2">2</text:p>
          </text:deletion>
        </text:changed-region>
        <text:changed-region xml:id="ct198348688" text:id="ct198348688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198348792" text:id="ct198348792">
          <text:deletion>
            <office:change-info>
              <dc:creator>David Heise</dc:creator>
              <dc:date>2014-10-29T14:43:00</dc:date>
            </office:change-info>
            <text:p text:style-name="P2"><text:s/>and n</text:p>
          </text:deletion>
        </text:changed-region>
        <text:changed-region xml:id="ct198348896" text:id="ct198348896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198349000" text:id="ct198349000">
          <text:deletion>
            <office:change-info>
              <dc:creator>David Heise</dc:creator>
              <dc:date>2014-10-29T14:43:00</dc:date>
            </office:change-info>
            <text:p text:style-name="P2">avigated </text:p>
          </text:deletion>
        </text:changed-region>
        <text:changed-region xml:id="ct198349104" text:id="ct198349104">
          <text:insertion>
            <office:change-info>
              <dc:creator>David Heise</dc:creator>
              <dc:date>2014-10-29T14:43:00</dc:date>
            </office:change-info>
          </text:insertion>
        </text:changed-region>
        <text:changed-region xml:id="ct198365632" text:id="ct198365632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198365736" text:id="ct198365736">
          <text:insertion>
            <office:change-info>
              <dc:creator>David Heise</dc:creator>
              <dc:date>2014-10-29T14:44:00</dc:date>
            </office:change-info>
          </text:insertion>
        </text:changed-region>
        <text:changed-region xml:id="ct198365840" text:id="ct198365840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198365944" text:id="ct198365944">
          <text:deletion>
            <office:change-info>
              <dc:creator>David Heise</dc:creator>
              <dc:date>2014-10-29T14:45:00</dc:date>
            </office:change-info>
            <text:p text:style-name="P3"><text:span text:style-name="T1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/>
            <text:p text:style-name="P4"/>
            <text:p text:style-name="P2"><text:span text:style-name="T1"/></text:p>
          </text:deletion>
        </text:changed-region>
        <text:changed-region xml:id="ct198366048" text:id="ct198366048">
          <text:deletion>
            <office:change-info>
              <dc:creator>David Heise</dc:creator>
              <dc:date>2014-10-29T14:46:00</dc:date>
            </office:change-info>
            <text:p text:style-name="P2"><text:span text:style-name="T1">view</text:span></text:p>
          </text:deletion>
        </text:changed-region>
        <text:changed-region xml:id="ct198366152" text:id="ct198366152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198366256" text:id="ct198366256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198366360" text:id="ct198366360">
          <text:insertion>
            <office:change-info>
              <dc:creator>David Heise</dc:creator>
              <dc:date>2014-10-29T14:50:00</dc:date>
            </office:change-info>
          </text:insertion>
        </text:changed-region>
        <text:changed-region xml:id="ct198366464" text:id="ct198366464">
          <text:deletion>
            <office:change-info>
              <dc:creator>David Heise</dc:creator>
              <dc:date>2014-10-29T14:46:00</dc:date>
            </office:change-info>
            <text:p text:style-name="P2"><text:s/></text:p>
          </text:deletion>
        </text:changed-region>
        <text:changed-region xml:id="ct198366568" text:id="ct198366568">
          <text:insertion>
            <office:change-info>
              <dc:creator>David Heise</dc:creator>
              <dc:date>2014-10-29T14:46:00</dc:date>
            </office:change-info>
          </text:insertion>
        </text:changed-region>
        <text:changed-region xml:id="ct198366672" text:id="ct198366672">
          <text:insertion>
            <office:change-info>
              <dc:creator>David Heise</dc:creator>
              <dc:date>2014-11-03T14:39:00</dc:date>
            </office:change-info>
          </text:insertion>
        </text:changed-region>
        <text:changed-region xml:id="ct198366776" text:id="ct198366776">
          <text:insertion>
            <office:change-info>
              <dc:creator>David Heise</dc:creator>
              <dc:date>2014-11-03T14:40:00</dc:date>
            </office:change-info>
          </text:insertion>
        </text:changed-region>
        <text:changed-region xml:id="ct198366880" text:id="ct198366880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198366984" text:id="ct198366984">
          <text:deletion>
            <office:change-info>
              <dc:creator>David Heise</dc:creator>
              <dc:date>2014-11-03T14:40:00</dc:date>
            </office:change-info>
            <text:p text:style-name="P2"><text:span text:style-name="T1">1. Display list of reviewing assignment </text:span></text:p>
          </text:deletion>
        </text:changed-region>
        <text:changed-region xml:id="ct198367088" text:id="ct198367088">
          <text:deletion>
            <office:change-info>
              <dc:creator>David Heise</dc:creator>
              <dc:date>2014-11-03T14:40:00</dc:date>
            </office:change-info>
            <text:p text:style-name="P2">2</text:p>
          </text:deletion>
        </text:changed-region>
        <text:changed-region xml:id="ct198367192" text:id="ct198367192">
          <text:deletion>
            <office:change-info>
              <dc:creator>David Heise</dc:creator>
              <dc:date>2014-11-03T14:40:00</dc:date>
            </office:change-info>
            <text:p text:style-name="P2">w</text:p>
          </text:deletion>
        </text:changed-region>
        <text:changed-region xml:id="ct198367296" text:id="ct198367296">
          <text:insertion>
            <office:change-info>
              <dc:creator>David Heise</dc:creator>
              <dc:date>2014-11-03T14:40:00</dc:date>
            </office:change-info>
          </text:insertion>
        </text:changed-region>
        <text:changed-region xml:id="ct198367400" text:id="ct198367400">
          <text:deletion>
            <office:change-info>
              <dc:creator>David Heise</dc:creator>
              <dc:date>2014-10-29T14:47:00</dc:date>
            </office:change-info>
            <text:p text:style-name="P2">s</text:p>
          </text:deletion>
        </text:changed-region>
        <text:changed-region xml:id="ct198367504" text:id="ct198367504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198367608" text:id="ct198367608">
          <text:insertion>
            <office:change-info>
              <dc:creator>David Heise</dc:creator>
              <dc:date>2014-10-29T14:49:00</dc:date>
            </office:change-info>
          </text:insertion>
        </text:changed-region>
        <text:changed-region xml:id="ct198367712" text:id="ct198367712">
          <text:deletion>
            <office:change-info>
              <dc:creator>David Heise</dc:creator>
              <dc:date>2014-10-29T14:49:00</dc:date>
            </office:change-info>
            <text:list xml:id="list2569271777071536522" text:style-name="L2">
              <text:list-item>
                <text:p text:style-name="P6"/>
              </text:list-item>
            </text:list>
            <text:p text:style-name="P2">4. User enters a feedback via review frame</text:p>
            <text:list xml:id="list34663758" text:continue-numbering="true" text:style-name="L2">
              <text:list-item>
                <text:p text:style-name="P6">5. User submits review</text:p>
              </text:list-item>
            </text:list>
          </text:deletion>
        </text:changed-region>
        <text:changed-region xml:id="ct198367816" text:id="ct198367816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198367920" text:id="ct198367920">
          <text:insertion>
            <office:change-info>
              <dc:creator>David Heise</dc:creator>
              <dc:date>2014-10-31T14:21:00</dc:date>
            </office:change-info>
          </text:insertion>
        </text:changed-region>
        <text:changed-region xml:id="ct198368024" text:id="ct198368024">
          <text:insertion>
            <office:change-info>
              <dc:creator>David Heise</dc:creator>
              <dc:date>2014-10-31T14:22:00</dc:date>
            </office:change-info>
          </text:insertion>
        </text:changed-region>
        <text:changed-region xml:id="ct198368128" text:id="ct198368128">
          <text:insertion>
            <office:change-info>
              <dc:creator>David Heise</dc:creator>
              <dc:date>2014-10-31T14:27:00</dc:date>
            </office:change-info>
          </text:insertion>
        </text:changed-region>
        <text:changed-region xml:id="ct198368232" text:id="ct198368232">
          <text:deletion>
            <office:change-info>
              <dc:creator>David Heise</dc:creator>
              <dc:date>2014-10-29T14:51:00</dc:date>
            </office:change-info>
            <text:p text:style-name="P2">be able to </text:p>
          </text:deletion>
        </text:changed-region>
        <text:changed-region xml:id="ct198368336" text:id="ct198368336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198368440" text:id="ct198368440">
          <text:deletion>
            <office:change-info>
              <dc:creator>David Heise</dc:creator>
              <dc:date>2014-10-29T14:51:00</dc:date>
            </office:change-info>
            <text:p text:style-name="P2"><text:s/>and save assign paper </text:p>
          </text:deletion>
        </text:changed-region>
        <text:changed-region xml:id="ct198368544" text:id="ct198368544">
          <text:insertion>
            <office:change-info>
              <dc:creator>David Heise</dc:creator>
              <dc:date>2014-10-29T14:51:00</dc:date>
            </office:change-info>
          </text:insertion>
        </text:changed-region>
        <text:changed-region xml:id="ct198368648" text:id="ct198368648">
          <text:insertion>
            <office:change-info>
              <dc:creator>David Heise</dc:creator>
              <dc:date>2014-10-31T14:28:00</dc:date>
            </office:change-info>
          </text:insertion>
        </text:changed-region>
        <text:changed-region xml:id="ct198368752" text:id="ct198368752">
          <text:insertion>
            <office:change-info>
              <dc:creator>David Heise</dc:creator>
              <dc:date>2014-10-31T14:29:00</dc:date>
            </office:change-info>
          </text:insertion>
        </text:changed-region>
        <text:changed-region xml:id="ct198368856" text:id="ct198368856">
          <text:insertion>
            <office:change-info>
              <dc:creator>David Heise</dc:creator>
              <dc:date>2014-10-31T14:30:00</dc:date>
            </office:change-info>
          </text:insertion>
        </text:changed-region>
        <text:changed-region xml:id="ct198368960" text:id="ct198368960">
          <text:insertion>
            <office:change-info>
              <dc:creator>David Heise</dc:creator>
              <dc:date>2014-11-03T14:41:00</dc:date>
            </office:change-info>
          </text:insertion>
        </text:changed-region>
        <text:changed-region xml:id="ct198369064" text:id="ct198369064">
          <text:insertion>
            <office:change-info>
              <dc:creator>David Heise</dc:creator>
              <dc:date>2014-10-31T14:31:00</dc:date>
            </office:change-info>
          </text:insertion>
        </text:changed-region>
        <text:changed-region xml:id="ct201372352" text:id="ct201372352">
          <text:insertion>
            <office:change-info>
              <dc:creator>David Heise</dc:creator>
              <dc:date>2014-11-19T14:50:00</dc:date>
            </office:change-info>
          </text:insertion>
        </text:changed-region>
        <text:changed-region xml:id="ct198369168" text:id="ct198369168">
          <text:insertion>
            <office:change-info>
              <dc:creator>David Heise</dc:creator>
              <dc:date>2014-11-03T14:17:00</dc:date>
            </office:change-info>
          </text:insertion>
        </text:changed-region>
        <text:changed-region xml:id="ct198369272" text:id="ct198369272">
          <text:insertion>
            <office:change-info>
              <dc:creator>David Heise</dc:creator>
              <dc:date>2014-11-03T14:18:00</dc:date>
            </office:change-info>
          </text:insertion>
        </text:changed-region>
        <text:changed-region xml:id="ct198369376" text:id="ct198369376">
          <text:insertion>
            <office:change-info>
              <dc:creator>David Heise</dc:creator>
              <dc:date>2014-10-31T14:32:00</dc:date>
            </office:change-info>
          </text:insertion>
        </text:changed-region>
        <text:changed-region xml:id="ct198369480" text:id="ct198369480">
          <text:insertion>
            <office:change-info>
              <dc:creator>David Heise</dc:creator>
              <dc:date>2014-10-31T14:33:00</dc:date>
            </office:change-info>
          </text:insertion>
        </text:changed-region>
        <text:changed-region xml:id="ct198369584" text:id="ct198369584">
          <text:insertion>
            <office:change-info>
              <dc:creator>David Heise</dc:creator>
              <dc:date>2014-10-31T14:34:00</dc:date>
            </office:change-info>
          </text:insertion>
        </text:changed-region>
        <text:changed-region xml:id="ct198459840" text:id="ct198459840">
          <text:insertion>
            <office:change-info>
              <dc:creator>David Heise</dc:creator>
              <dc:date>2014-10-31T14:36:00</dc:date>
            </office:change-info>
          </text:insertion>
        </text:changed-region>
        <text:changed-region xml:id="ct198459944" text:id="ct198459944">
          <text:insertion>
            <office:change-info>
              <dc:creator>David Heise</dc:creator>
              <dc:date>2014-10-31T14:37:00</dc:date>
            </office:change-info>
          </text:insertion>
        </text:changed-region>
        <text:changed-region xml:id="ct201371416" text:id="ct201371416">
          <text:insertion>
            <office:change-info>
              <dc:creator>David Heise</dc:creator>
              <dc:date>2014-11-19T14:46:00</dc:date>
            </office:change-info>
          </text:insertion>
        </text:changed-region>
        <text:changed-region xml:id="ct201371312" text:id="ct201371312">
          <text:insertion>
            <office:change-info>
              <dc:creator>David Heise</dc:creator>
              <dc:date>2014-11-19T14:45:00</dc:date>
            </office:change-info>
          </text:insertion>
        </text:changed-region>
        <text:changed-region xml:id="ct201371624" text:id="ct201371624">
          <text:insertion>
            <office:change-info>
              <dc:creator>David Heise</dc:creator>
              <dc:date>2014-11-19T14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name</text:span>: <text:change-start text:change-id="ct198209024"/>R<text:change-end text:change-id="ct198209024"/><text:change text:change-id="ct198209128"/>egister as a new <text:change-start text:change-id="ct198209232"/>revi<text:change-end text:change-id="ct198209232"/><text:change-start text:change-id="ct198209336"/>ewer<text:change-end text:change-id="ct198209336"/><text:change text:change-id="ct198209440"/><text:change-start text:change-id="ct198209544"/><text:tab/><text:tab/><text:tab/><text:change-end text:change-id="ct198209544"/><text:change-start text:change-id="ct198209648"/><text:span text:style-name="T3">PRIORITY: <text:s/></text:span><text:span text:style-name="T4">HIGH</text:span><text:change-end text:change-id="ct198209648"/><text:change-start text:change-id="ct198209752"/></text:p>
      <text:p text:style-name="P2">Use case number: <text:s/>R-1<text:change-end text:change-id="ct198209752"/></text:p>
      <text:p text:style-name="P2"><text:span text:style-name="T1">Actor:</text:span> Reviewer<text:tab/></text:p>
      <text:p text:style-name="P2"><text:span text:style-name="T1">Description:</text:span> A <text:change-start text:change-id="ct198209856"/>new reviewer <text:change-end text:change-id="ct198209856"/><text:change text:change-id="ct198209960"/>of the system creates an account</text:p>
      <text:p text:style-name="P8"><text:span text:style-name="T1">Preconditions:</text:span> None<text:change-start text:change-id="ct197855080"/> <text:s/>(user has navigated to <text:change-end text:change-id="ct197855080"/><text:change-start text:change-id="ct197855184"/>the main page and clicked on “Register” under reviewer functionality<text:change-end text:change-id="ct197855184"/><text:tab/></text:p>
      <text:p text:style-name="P4">Normal Course</text:p>
      <text:p text:style-name="P2">1. Displays new reviewer registration<text:change-start text:change-id="ct197855288"/> page<text:change-end text:change-id="ct197855288"/><text:change text:change-id="ct197855496"/><text:change text:change-id="ct197855392"/></text:p>
      <text:p text:style-name="P2"><text:change text:change-id="ct197855600"/><text:change-start text:change-id="ct197855704"/>2<text:change-end text:change-id="ct197855704"/>. <text:change text:change-id="ct197855808"/><text:change-start text:change-id="ct197855912"/>Accept inputs<text:change-end text:change-id="ct197855912"/> for registration information<text:change text:change-id="ct197856016"/><text:change-start text:change-id="ct197856120"/>(<text:change-end text:change-id="ct197856120"/><text:change-start text:change-id="ct197856224"/>last <text:change-end text:change-id="ct197856224"/>name,<text:change-start text:change-id="ct197856328"/> first name, institution, state, <text:change-end text:change-id="ct197856328"/><text:change-start text:change-id="ct197856432"/>country, telephone number, e-mail address, password, confirm password, available to review current conference (YES/NO), available to review other CCSC conferences (YES/NO)<text:change-end text:change-id="ct197856432"/><text:change text:change-id="ct197856536"/><text:change-start text:change-id="ct197856640"/>)<text:change-end text:change-id="ct197856640"/></text:p>
      <text:p text:style-name="P2"><text:change text:change-id="ct197856744"/><text:change-start text:change-id="ct197856848"/>3. <text:change-end text:change-id="ct197856848"/>User enters information <text:change-start text:change-id="ct197856952"/>and submits<text:change-end text:change-id="ct197856952"/></text:p>
      <text:list xml:id="list5059300244912158407" text:style-name="L3">
        <text:list-item>
          <text:p text:style-name="P25">Systems <text:change text:change-id="ct197857056"/><text:change-start text:change-id="ct197857160"/>validates inputs and prints success message<text:change-end text:change-id="ct197857160"/><text:change-start text:change-id="ct197857264"/></text:p>
        </text:list-item>
        <text:list-item>
          <text:p text:style-name="P25"><text:change-end text:change-id="ct197857264"/>Add message to log file</text:p>
        </text:list-item>
        <text:list-item>
          <text:p text:style-name="P25">User clicks on “Go To Reviewer Login” page</text:p>
        </text:list-item>
      </text:list>
      <text:p text:style-name="P10">Alternative Course (error)</text:p>
      <text:p text:style-name="P11">4. If inputs not validated or other problem in adding registration, error message pri<text:change-start text:change-id="ct197857368"/>nted</text:p>
      <text:list xml:id="list5886689600329167157" text:style-name="L4">
        <text:list-item>
          <text:p text:style-name="P38">(ERROR) message added to log file<text:change-end text:change-id="ct197857368"/><text:change-start text:change-id="ct197857472"/></text:p>
        </text:list-item>
        <text:list-item>
          <text:p text:style-name="P38">User has option to go back to step <text:change-end text:change-id="ct197857472"/><text:change-start text:change-id="ct197857576"/>#1 of Normal Course<text:change-end text:change-id="ct197857576"/></text:p>
        </text:list-item>
      </text:list>
      <text:p text:style-name="P4">Post conditions</text:p>
      <text:p text:style-name="P2">1. User is directed to <text:change-start text:change-id="ct197857680"/>reviewer login page<text:change-end text:change-id="ct197857680"/><text:change text:change-id="ct19785778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change-start text:change-id="ct197857888"/></text:p>
      <text:p text:style-name="P3"><text:change-end text:change-id="ct197857888"/><text:change text:change-id="ct197857992"/><text:span text:style-name="T1">Use case name:</text:span> <text:change-start text:change-id="ct197858096"/>Reviewer <text:change-end text:change-id="ct197858096"/>Log<text:change text:change-id="ct197858200"/><text:change-start text:change-id="ct197858304"/>-<text:change-end text:change-id="ct197858304"/>in<text:change text:change-id="ct197858408"/><text:change-start text:change-id="ct197858512"/><text:tab/><text:tab/><text:tab/><text:tab/><text:span text:style-name="T3">PRIORITY: <text:s/></text:span><text:span text:style-name="T4">HIGH</text:span><text:change-end text:change-id="ct197858512"/></text:p>
      <text:p text:style-name="P2"><text:change-start text:change-id="ct197858616"/><text:span text:style-name="T1">Use case number: <text:s/></text:span><text:span text:style-name="T4">R-2</text:span></text:p>
      <text:p text:style-name="P2"><text:change-end text:change-id="ct197858616"/><text:span text:style-name="T1">Actor:</text:span> Reviewer </text:p>
      <text:p text:style-name="P2"><text:change text:change-id="ct197858720"/>Description: reviewer log<text:change-start text:change-id="ct197858824"/>s<text:change-end text:change-id="ct197858824"/> in<text:change text:change-id="ct197858928"/>to <text:change-start text:change-id="ct197859032"/>site to access <text:change-end text:change-id="ct197859032"/>review<text:change text:change-id="ct198345152"/><text:change-start text:change-id="ct198345256"/>ing assignments<text:change-end text:change-id="ct198345256"/><text:change text:change-id="ct198345360"/></text:p>
      <text:p text:style-name="P4">Preconditions </text:p>
      <text:p text:style-name="P2">1. User navigate to reviewer login page </text:p>
      <text:p text:style-name="P4">Normal Courses</text:p>
      <text:p text:style-name="P2">1. System display a prompt for reviewer id and password </text:p>
      <text:p text:style-name="P2">2. <text:change-start text:change-id="ct198345464"/>User <text:change-end text:change-id="ct198345464"/><text:change text:change-id="ct198345568"/><text:change-start text:change-id="ct198345672"/>e<text:change-end text:change-id="ct198345672"/>nter<text:change-start text:change-id="ct198345776"/>s<text:change-end text:change-id="ct198345776"/> reviewer id and password </text:p>
      <text:list xml:id="list2384240711413853681" text:style-name="L5">
        <text:list-item>
          <text:p text:style-name="P26">The user is <text:change text:change-id="ct198345880"/><text:change-start text:change-id="ct198345984"/>directed to the Reviewer Home page</text:p>
        </text:list-item>
        <text:list-item>
          <text:p text:style-name="P26">Add <text:change-end text:change-id="ct198345984"/><text:change-start text:change-id="ct198346088"/>message to log file</text:p>
        </text:list-item>
      </text:list>
      <text:p text:style-name="P10">Alternative Course (error)</text:p>
      <text:list xml:id="list5810718692784911929" text:style-name="L6">
        <text:list-item>
          <text:p text:style-name="P39">If error with reviewer credentials or other problem, an error message is displayed</text:p>
        </text:list-item>
        <text:list-item>
          <text:p text:style-name="P39">(ERROR) message is added to log file</text:p>
        </text:list-item>
        <text:list-item>
          <text:p text:style-name="P39"><text:change-end text:change-id="ct198346088"/><text:change-start text:change-id="ct198346192"/>User is given option to go back to step #1 of normal course<text:change-end text:change-id="ct198346192"/></text:p>
        </text:list-item>
      </text:list>
      <text:p text:style-name="P4">Post Conditions</text:p>
      <text:list xml:id="list9079656037024124164" text:style-name="WWNum1">
        <text:list-item>
          <text:p text:style-name="P51">System displays home page for reviewer</text:p>
        </text:list-item>
      </text:list>
      <text:p text:style-name="P2"/>
      <text:p text:style-name="P2"/>
      <text:p text:style-name="P2"/>
      <text:p text:style-name="P2"/>
      <text:p text:style-name="P4"><text:change text:change-id="ct198346296"/></text:p>
      <text:p text:style-name="P4"/>
      <text:p text:style-name="P4"/>
      <text:p text:style-name="P4"/>
      <text:p text:style-name="P4"/>
      <text:p text:style-name="P4"><text:change-start text:change-id="ct198346400"/></text:p>
      <text:p text:style-name="P14"><text:change-end text:change-id="ct198346400"/><text:change-start text:change-id="ct198346504"/>NOTE: <text:s/>This use case should be further verified before implementing.</text:p>
      <text:p text:style-name="P2"><text:change-end text:change-id="ct198346504"/><text:span text:style-name="T1">Use Case</text:span>: retrieve log in <text:change-start text:change-id="ct198346608"/><text:tab/><text:tab/><text:tab/><text:tab/><text:tab/><text:span text:style-name="T3">PRIORITY: <text:s/></text:span><text:span text:style-name="T4">low</text:span></text:p>
      <text:p text:style-name="P10">Use Case #:<text:span text:style-name="T4"> <text:s/>R-3</text:span><text:change-end text:change-id="ct198346608"/></text:p>
      <text:p text:style-name="P2"><text:span text:style-name="T1">Actor:</text:span> Reviewer</text:p>
      <text:p text:style-name="P4">Preconditions</text:p>
      <text:p text:style-name="P2">1. User must be registered</text:p>
      <text:p text:style-name="P2">Normal Course</text:p>
      <text:p text:style-name="P2">1. User access log in page</text:p>
      <text:p text:style-name="P2">2. User click forgot id/password link</text:p>
      <text:p text:style-name="P2">3. User is prompt to a screen to enter email</text:p>
      <text:p text:style-name="P2">4. System sends email with password and user name</text:p>
      <text:p text:style-name="P2">5. User logs in </text:p>
      <text:p text:style-name="P2">6. System confirms</text:p>
      <text:p text:style-name="P4">Post condition</text:p>
      <text:p text:style-name="P2">1. User is logged in with updated passwor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change-start text:change-id="ct198346712"/></text:p>
      <text:p text:style-name="P3"><text:change-end text:change-id="ct198346712"/><text:span text:style-name="T1">Use case:</text:span> update <text:change-start text:change-id="ct198346816"/>reviewer <text:change-end text:change-id="ct198346816"/>registration <text:change-start text:change-id="ct198346920"/>information<text:change-end text:change-id="ct198346920"/><text:change-start text:change-id="ct198347024"/><text:tab/><text:tab/><text:span text:style-name="T3">PRIORITY:</text:span><text:span text:style-name="T4"> <text:s text:c="2"/>Medium</text:span><text:tab/></text:p>
      <text:p text:style-name="P10">Use case #:<text:span text:style-name="T4"> <text:s/>R-4</text:span><text:change-end text:change-id="ct198347024"/></text:p>
      <text:p text:style-name="P2"><text:span text:style-name="T1">Actor:</text:span> Reviewer</text:p>
      <text:p text:style-name="P2"><text:span text:style-name="T1">Description:</text:span> User will be able to update personal information </text:p>
      <text:p text:style-name="P4">Preconditions: </text:p>
      <text:p text:style-name="P2">1. User must be registered</text:p>
      <text:p text:style-name="P2">2. User must be logged in </text:p>
      <text:p text:style-name="P2">3. User must<text:change text:change-id="ct198347128"/> navigate<text:change text:change-id="ct198347232"/> to <text:change-start text:change-id="ct198347336"/>update <text:change-end text:change-id="ct198347336"/>account information</text:p>
      <text:p text:style-name="P4">Normal Courses</text:p>
      <text:p text:style-name="P2"><text:change-start text:change-id="ct198347440"/>1. <text:s/>System displays current registration information</text:p>
      <text:list xml:id="list34662337" text:continue-list="list1506593997880174009" text:style-name="L1">
        <text:list-item>
          <text:p text:style-name="P5"><text:change-end text:change-id="ct198347440"/><text:change text:change-id="ct198347544"/>User <text:change text:change-id="ct198347648"/><text:change-start text:change-id="ct198347752"/>changes<text:change-end text:change-id="ct198347752"/> data that needs to be updated<text:change-start text:change-id="ct198347856"/></text:p>
        </text:list-item>
        <text:list-item>
          <text:p text:style-name="P5"><text:change-end text:change-id="ct198347856"/><text:change text:change-id="ct198347960"/>User clicks save or update link<text:change-start text:change-id="ct198348064"/></text:p>
        </text:list-item>
        <text:list-item>
          <text:p text:style-name="P5">Success message output to user</text:p>
        </text:list-item>
        <text:list-item>
          <text:p text:style-name="P5">Add message to log file</text:p>
        </text:list-item>
        <text:list-item>
          <text:p text:style-name="P5">User is given option to return to Reviewer Home<text:change-end text:change-id="ct198348064"/><text:change-start text:change-id="ct198348168"/></text:p>
        </text:list-item>
      </text:list>
      <text:p text:style-name="P10">Alternative Course (error)</text:p>
      <text:list xml:id="list34302661831211218" text:style-name="L7">
        <text:list-item>
          <text:p text:style-name="P20"><text:span text:style-name="T4">If </text:span><text:change-end text:change-id="ct198348168"/><text:change-start text:change-id="ct198348272"/><text:span text:style-name="T4">input data is not valid, print error message.</text:span></text:p>
        </text:list-item>
        <text:list-item>
          <text:p text:style-name="P40">(ERROR) message is added to log file</text:p>
        </text:list-item>
        <text:list-item>
          <text:p text:style-name="P20"><text:span text:style-name="T4">User is given option to return to </text:span><text:change-end text:change-id="ct198348272"/><text:change-start text:change-id="ct198348376"/><text:span text:style-name="T4">Step #1 of normal course</text:span><text:change-end text:change-id="ct198348376"/></text:p>
        </text:list-item>
      </text:list>
      <text:p text:style-name="P4">Post conditions<text:change text:change-id="ct198348480"/></text:p>
      <text:list xml:id="list6892155209725096360" text:style-name="L8">
        <text:list-item>
          <text:p text:style-name="P27"><text:change text:change-id="ct198348584"/>Data is updated<text:change-start text:change-id="ct198348688"/></text:p>
        </text:list-item>
        <text:list-item>
          <text:p text:style-name="P27"><text:change-end text:change-id="ct198348688"/><text:change text:change-id="ct198348792"/><text:change-start text:change-id="ct198348896"/>User is <text:change-end text:change-id="ct198348896"/><text:change text:change-id="ct198349000"/><text:change-start text:change-id="ct198349104"/>dir<text:change-end text:change-id="ct198349104"/><text:change-start text:change-id="ct198365632"/>ected <text:change-end text:change-id="ct198365632"/>back to <text:change-start text:change-id="ct198365736"/>reviewer <text:change-end text:change-id="ct198365736"/>home page</text:p>
        </text:list-item>
      </text:list>
      <text:p text:style-name="P2"/>
      <text:p text:style-name="P2"/>
      <text:p text:style-name="P2"/>
      <text:p text:style-name="P2"/>
      <text:p text:style-name="P4"><text:change-start text:change-id="ct198365840"/></text:p>
      <text:p text:style-name="P3"><text:bookmark text:name="_GoBack"/><text:change-end text:change-id="ct198365840"/><text:change text:change-id="ct198365944"/><text:span text:style-name="T1">Use Case: </text:span><text:change text:change-id="ct198366048"/><text:change-start text:change-id="ct198366152"/><text:span text:style-name="T4">View Reviewing</text:span><text:change-end text:change-id="ct198366152"/><text:change-start text:change-id="ct198366256"/><text:span text:style-name="T4"> Assignment</text:span><text:change-end text:change-id="ct198366256"/><text:change-start text:change-id="ct198366360"/><text:span text:style-name="T4"><text:tab/><text:tab/><text:tab/><text:tab/></text:span><text:span text:style-name="T3">PRIORITY: <text:s/></text:span><text:span text:style-name="T4">HIGH</text:span></text:p>
      <text:p text:style-name="P10">Use Case #:<text:span text:style-name="T4"> <text:s/>R-5</text:span><text:change-end text:change-id="ct198366360"/></text:p>
      <text:p text:style-name="P2"><text:span text:style-name="T1">Actor:</text:span> Reviewer </text:p>
      <text:p text:style-name="P4">Preconditions</text:p>
      <text:list xml:id="list4517784223030771423" text:style-name="L9">
        <text:list-item>
          <text:p text:style-name="P28">User is logged in<text:change text:change-id="ct198366464"/><text:change-start text:change-id="ct198366568"/> and<text:change-end text:change-id="ct198366568"/><text:change-start text:change-id="ct198366672"/> viewing Reviewer Home page</text:p>
        </text:list-item>
        <text:list-item>
          <text:p text:style-name="P28">List of reviewing assignments shown as a result of being on Revie<text:change-end text:change-id="ct198366672"/><text:change-start text:change-id="ct198366776"/>wer Home page<text:change-end text:change-id="ct198366776"/></text:p>
        </text:list-item>
      </text:list>
      <text:p text:style-name="P2"><text:span text:style-name="T1">Normal C</text:span><text:change-start text:change-id="ct198366880"/><text:span text:style-name="T1">ourse</text:span><text:change-end text:change-id="ct198366880"/><text:change text:change-id="ct198366984"/></text:p>
      <text:list xml:id="list331889883301151866" text:style-name="L10">
        <text:list-item>
          <text:p text:style-name="P29"><text:change text:change-id="ct198367088"/>User selects assignment to vie<text:change text:change-id="ct198367192"/><text:change-start text:change-id="ct198367296"/>w</text:p>
        </text:list-item>
        <text:list-item>
          <text:p text:style-name="P29"><text:change-end text:change-id="ct198367296"/>User download<text:change text:change-id="ct198367400"/><text:change-start text:change-id="ct198367504"/>s<text:change-end text:change-id="ct198367504"/> submitted pdf<text:change-start text:change-id="ct198367608"/></text:p>
        </text:list-item>
      </text:list>
      <text:list xml:id="list34672632" text:continue-list="list34663758" text:style-name="L2">
        <text:list-item>
          <text:p text:style-name="P6"><text:change-end text:change-id="ct198367608"/><text:change text:change-id="ct198367712"/><text:change-start text:change-id="ct198367816"/>Add message to log file<text:change-end text:change-id="ct198367816"/><text:change-start text:change-id="ct198367920"/></text:p>
        </text:list-item>
      </text:list>
      <text:p text:style-name="P10">Alternative Course (ERROR)</text:p>
      <text:list xml:id="list6762999173919570073" text:style-name="L11">
        <text:list-item>
          <text:p text:style-name="P21"><text:span text:style-name="T4">Error in downloading </text:span><text:change-end text:change-id="ct198367920"/><text:change-start text:change-id="ct198368024"/><text:span text:style-name="T4">file should be reported to user (on screen) with appropriate details</text:span></text:p>
        </text:list-item>
      </text:list>
      <text:list xml:id="list580354551044010573" text:style-name="L12">
        <text:list-item>
          <text:p text:style-name="P41">(ERROR) message added to log<text:change-end text:change-id="ct198368024"/><text:change-start text:change-id="ct198368128"/></text:p>
        </text:list-item>
        <text:list-item>
          <text:p text:style-name="P41">User is given option to return to list of reviewing assignments (Step #1 of normal course)<text:change-end text:change-id="ct198368128"/></text:p>
        </text:list-item>
      </text:list>
      <text:p text:style-name="P4">Post conditions</text:p>
      <text:list xml:id="list9033024871844402803" text:style-name="L13">
        <text:list-item>
          <text:p text:style-name="P30">User will <text:change text:change-id="ct198368232"/><text:change-start text:change-id="ct198368336"/>have <text:change-end text:change-id="ct198368336"/>download<text:change text:change-id="ct198368440"/><text:change-start text:change-id="ct198368544"/>ed file (if no error)</text:p>
        </text:list-item>
        <text:list-item>
          <text:p text:style-name="P30">User will remain on Reviewing Assignment page<text:change-end text:change-id="ct198368544"/><text:change-start text:change-id="ct198368648"/></text:p>
        </text:list-item>
      </text:list>
      <text:p text:style-name="P2"/>
      <text:p text:style-name="P13">Use Case: <text:s/><text:change-end text:change-id="ct198368648"/><text:change-start text:change-id="ct198368752"/><text:span text:style-name="T4">Submit feedback for reviewing assignment (Submit Review)<text:tab/></text:span>PRIORITY:<text:span text:style-name="T4"> <text:s/>HIGH</text:span></text:p>
      <text:p text:style-name="P10">Use Case Number:<text:span text:style-name="T4"> <text:s/>R-6</text:span></text:p>
      <text:p text:style-name="P10">Actor:<text:span text:style-name="T4"> <text:s/>Reviewer</text:span></text:p>
      <text:p text:style-name="P10"><text:change-end text:change-id="ct198368752"/><text:change-start text:change-id="ct198368856"/>Preconditions: <text:s/></text:p>
      <text:list xml:id="list6476574766912755558" text:style-name="L14">
        <text:list-item>
          <text:p text:style-name="P42">User is logged in and viewing Reviewer Home page</text:p>
        </text:list-item>
        <text:list-item>
          <text:p text:style-name="P42">Reviewing assignments are shown as a result of being on Reviewer Home page</text:p>
        </text:list-item>
      </text:list>
      <text:p text:style-name="P10">Normal Course:<text:change-end text:change-id="ct198368856"/><text:change-start text:change-id="ct198368960"/></text:p>
      <text:list xml:id="list8369722160634058128" text:style-name="L15">
        <text:list-item>
          <text:p text:style-name="P31"><text:change-end text:change-id="ct198368960"/><text:change-start text:change-id="ct198369064"/>User selects assignment for submitting feedback</text:p>
        </text:list-item>
      </text:list>
      <text:list xml:id="list3642688057732440558" text:style-name="L16">
        <text:list-item>
          <text:p text:style-name="P32">System displays reviewer feedback form<text:change-end text:change-id="ct198369064"/><text:change-start text:change-id="ct201372352"/> <text:span text:style-name="T5">–</text:span> with any previously entered data shown<text:change-end text:change-id="ct201372352"/><text:change-start text:change-id="ct198369168"/></text:p>
          <text:p text:style-name="P32"><text:change-end text:change-id="ct198369168"/><text:change-start text:change-id="ct198369272"/><text:s text:c="4"/>Display submission title, submission type</text:p>
        </text:list-item>
      </text:list>
      <text:p text:style-name="P2"><text:s/><text:tab/> <text:s text:c="3"/>Display subjects chosen by author</text:p>
      <text:p text:style-name="P2"><text:tab/> <text:s text:c="3"/>Display instructions for completing review</text:p>
      <text:list xml:id="list34660542" text:continue-numbering="true" text:style-name="L16">
        <text:list-header>
          <text:p text:style-name="P32"><text:s text:c="4"/>Input:</text:p>
        </text:list-header>
      </text:list>
      <text:list xml:id="list4494001901003995302" text:style-name="L17">
        <text:list-item>
          <text:list>
            <text:list-item>
              <text:list>
                <text:list-item>
                  <text:p text:style-name="P33">Reviewer familiarity with topic of submission <text:s/>(low, med, high)</text:p>
                </text:list-item>
                <text:list-item>
                  <text:p text:style-name="P33">Comments on organization <text:s/>(large textbox)</text:p>
                </text:list-item>
                <text:list-item>
                  <text:p text:style-name="P33">Comments on originality <text:s text:c="2"/>(large textbox)</text:p>
                </text:list-item>
                <text:list-item>
                  <text:p text:style-name="P33">Comments on technical merit <text:s text:c="2"/>(large textbox)</text:p>
                </text:list-item>
                <text:list-item>
                  <text:p text:style-name="P33">Comments on contribution to computer science education <text:s text:c="2"/>(large textbox)</text:p>
                </text:list-item>
                <text:list-item>
                  <text:p text:style-name="P33">Overall comments on submission <text:s text:c="2"/>(large textbox)</text:p>
                </text:list-item>
                <text:list-item>
                  <text:p text:style-name="P33">Overall score (1-6) on submission <text:s text:c="3"/>(“radio button” or other selection)</text:p>
                </text:list-item>
                <text:list-item>
                  <text:p text:style-name="P33">Suggestions for presentation if accepted <text:s text:c="2"/>(large textbox)</text:p>
                </text:list-item>
                <text:list-item>
                  <text:p text:style-name="P33">Private comments to the selection committee <text:s text:c="2"/>(large textbox)<text:change-end text:change-id="ct198369272"/><text:change-start text:change-id="ct198369376"/></text:p>
                </text:list-item>
              </text:list>
            </text:list-item>
          </text:list>
        </text:list-item>
      </text:list>
      <text:list xml:id="list34677355" text:continue-list="list34660542" text:style-name="L16">
        <text:list-item>
          <text:p text:style-name="P43">System accepts input for fields on reviewer feedback form</text:p>
        </text:list-item>
        <text:list-item>
          <text:p text:style-name="P43">User submits feedback form</text:p>
        </text:list-item>
        <text:list-item>
          <text:p text:style-name="P43">If inputs are validated, system provides success message to user</text:p>
        </text:list-item>
        <text:list-item>
          <text:p text:style-name="P43"><text:change-end text:change-id="ct198369376"/><text:change-start text:change-id="ct198369480"/>Message is added to log file</text:p>
        </text:list-item>
        <text:list-item>
          <text:p text:style-name="P43">User is given option to return to Reviewer Home (thus, back to step #1)</text:p>
        </text:list-item>
      </text:list>
      <text:p text:style-name="P10"><text:soft-page-break/>Alternative Course (ERROR):</text:p>
      <text:list xml:id="list3662796945060735422" text:style-name="L18">
        <text:list-item>
          <text:p text:style-name="P44">If inputs are not valid, system gives appropriate error message to user</text:p>
        </text:list-item>
      </text:list>
      <text:list xml:id="list6680596028462854890" text:style-name="L19">
        <text:list-item>
          <text:p text:style-name="P45"><text:change-end text:change-id="ct198369480"/><text:change-start text:change-id="ct198369584"/>(ERROR) message added to log file</text:p>
        </text:list-item>
        <text:list-item>
          <text:p text:style-name="P45">User is given option to correct invalid inputs (Step #3, with field pre-populated with previous inputs)<text:change-end text:change-id="ct198369584"/><text:change-start text:change-id="ct198459840"/></text:p>
        </text:list-item>
      </text:list>
      <text:p text:style-name="P10"><text:change-end text:change-id="ct198459840"/><text:change-start text:change-id="ct198459944"/>Post-conditions:</text:p>
      <text:list xml:id="list896992806491408705" text:style-name="L20">
        <text:list-item>
          <text:p text:style-name="P46">Reviewer feedback is submitted for given reviewing assignment</text:p>
        </text:list-item>
        <text:list-item>
          <text:p text:style-name="P46">User will remain on Reviewer Home page<text:change-end text:change-id="ct198459944"/><text:change-start text:change-id="ct201371416"/></text:p>
        </text:list-item>
      </text:list>
      <text:p text:style-name="P11"><text:change-end text:change-id="ct201371416"/><text:change-start text:change-id="ct201371312"/></text:p>
      <text:p text:style-name="P13"><text:change-end text:change-id="ct201371312"/><text:change-start text:change-id="ct201371624"/>Use Case: <text:s/><text:span text:style-name="T4">Reviewer confirms review already submitted<text:tab/><text:tab/></text:span>PRIORITY:<text:span text:style-name="T4"> <text:s/>MEDIUM</text:span></text:p>
      <text:p text:style-name="P10">Use Case Number:<text:span text:style-name="T4"> <text:s/>R-7</text:span></text:p>
      <text:p text:style-name="P10">Actor:<text:span text:style-name="T4"> <text:s/>Reviewer</text:span></text:p>
      <text:p text:style-name="P10">Preconditions: <text:s/></text:p>
      <text:list xml:id="list34656477" text:continue-list="list6476574766912755558" text:style-name="L14">
        <text:list-item>
          <text:p text:style-name="P42">User is logged in and viewing Reviewer Home page</text:p>
        </text:list-item>
        <text:list-item>
          <text:p text:style-name="P42">Reviewing assignments are shown as a result of being on Reviewer Home page</text:p>
        </text:list-item>
      </text:list>
      <text:p text:style-name="P10">Normal Course:</text:p>
      <text:list xml:id="list8647792397273120702" text:style-name="L21">
        <text:list-item>
          <text:p text:style-name="P34">User selects assignment for submitting feedback</text:p>
        </text:list-item>
      </text:list>
      <text:list xml:id="list1648328207684982759" text:style-name="L22">
        <text:list-item>
          <text:p text:style-name="P35">System displays reviewer feedback form</text:p>
          <text:p text:style-name="P35"><text:s text:c="4"/>Display submission title, submission type</text:p>
        </text:list-item>
      </text:list>
      <text:p text:style-name="P2"><text:s/><text:tab/> <text:s text:c="3"/>Display subjects chosen by author</text:p>
      <text:p text:style-name="P2"><text:tab/> <text:s text:c="3"/>Display instructions for completing review</text:p>
      <text:list xml:id="list34667728" text:continue-numbering="true" text:style-name="L22">
        <text:list-header>
          <text:p text:style-name="P35"><text:s text:c="4"/>Input:</text:p>
        </text:list-header>
      </text:list>
      <text:list xml:id="list6694334498372522314" text:style-name="L23">
        <text:list-item>
          <text:list>
            <text:list-item>
              <text:list>
                <text:list-item>
                  <text:p text:style-name="P36">Reviewer familiarity with topic of submission <text:s/>(low, med, high)</text:p>
                </text:list-item>
                <text:list-item>
                  <text:p text:style-name="P36">Comments on organization <text:s/>(large textbox)</text:p>
                </text:list-item>
                <text:list-item>
                  <text:p text:style-name="P36">Comments on originality <text:s text:c="2"/>(large textbox)</text:p>
                </text:list-item>
                <text:list-item>
                  <text:p text:style-name="P36">Comments on technical merit <text:s text:c="2"/>(large textbox)</text:p>
                </text:list-item>
                <text:list-item>
                  <text:p text:style-name="P36">Comments on contribution to computer science education <text:s text:c="2"/>(large textbox)</text:p>
                </text:list-item>
                <text:list-item>
                  <text:p text:style-name="P36">Overall comments on submission <text:s text:c="2"/>(large textbox)</text:p>
                </text:list-item>
                <text:list-item>
                  <text:p text:style-name="P36">Overall score (1-6) on submission <text:s text:c="3"/>(“radio button” or other selection)</text:p>
                </text:list-item>
                <text:list-item>
                  <text:p text:style-name="P36">Suggestions for presentation if accepted <text:s text:c="2"/>(large textbox)</text:p>
                </text:list-item>
                <text:list-item>
                  <text:p text:style-name="P36">Private comments to the selection committee <text:s text:c="2"/>(large textbox)</text:p>
                </text:list-item>
              </text:list>
            </text:list-item>
          </text:list>
        </text:list-item>
      </text:list>
      <text:list xml:id="list34659859" text:continue-list="list34667728" text:style-name="L22">
        <text:list-item>
          <text:p text:style-name="P47">System accepts input for fields on reviewer feedback form</text:p>
        </text:list-item>
        <text:list-item>
          <text:p text:style-name="P47">User submits feedback form</text:p>
        </text:list-item>
        <text:list-item>
          <text:p text:style-name="P47">If inputs are validated, system provides success message to user</text:p>
        </text:list-item>
        <text:list-item>
          <text:p text:style-name="P47">Message is added to log file</text:p>
        </text:list-item>
        <text:list-item>
          <text:p text:style-name="P47">User is given option to return to Reviewer Home (thus, back to step #1)</text:p>
        </text:list-item>
      </text:list>
      <text:p text:style-name="P10"><text:soft-page-break/>Alternative Course (ERROR):</text:p>
      <text:list xml:id="list7578987284102193844" text:style-name="L24">
        <text:list-item>
          <text:p text:style-name="P48">If inputs are not valid, system gives appropriate error message to user</text:p>
        </text:list-item>
      </text:list>
      <text:list xml:id="list1982976601263976242" text:style-name="L25">
        <text:list-item>
          <text:p text:style-name="P49">(ERROR) message added to log file</text:p>
        </text:list-item>
        <text:list-item>
          <text:p text:style-name="P49">User is given option to correct invalid inputs (Step #3, with field pre-populated with previous inputs)</text:p>
        </text:list-item>
      </text:list>
      <text:p text:style-name="P10">Post-conditions:</text:p>
      <text:list xml:id="list4706650520606018403" text:style-name="L26">
        <text:list-item>
          <text:p text:style-name="P50">Reviewer feedback is submitted for given reviewing assignment</text:p>
        </text:list-item>
        <text:list-item>
          <text:p text:style-name="P50">User will remain on Reviewer Home page</text:p>
        </text:list-item>
      </text:list>
      <text:p text:style-name="P11"><text:change-end text:change-id="ct2013716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00016631</meta:initial-creator>
    <dc:creator>David Heise</dc:creator>
    <meta:editing-cycles>3</meta:editing-cycles>
    <meta:creation-date>2014-10-09T15:39:00</meta:creation-date>
    <dc:date>2014-11-19T14:51:48.82</dc:date>
    <meta:editing-duration>PT59M23S</meta:editing-duration>
    <meta:generator>OpenOffice/4.0.0$Win32 OpenOffice.org_project/400m3$Build-9702</meta:generator>
    <meta:document-statistic meta:table-count="0" meta:image-count="0" meta:object-count="0" meta:page-count="9" meta:paragraph-count="194" meta:word-count="1195" meta:character-count="72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